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linecap="square" draw:fill="none" draw:fill-color="#ffff99" loext:fill-use-slide-background="false" draw:opacity="50%" draw:textarea-horizontal-align="justify" draw:textarea-vertical-align="middle" draw:auto-grow-height="false" fo:min-height="0.75cm" fo:min-width="0.5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svg:stroke-linecap="square" draw:fill="none" loext:fill-use-slide-background="fals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loext:fill-use-slide-background="false" draw:textarea-vertical-align="middle" fo:padding-top="0.017cm" fo:padding-bottom="0.767cm" fo:padding-left="0.267cm" fo:padding-right="0.267cm" text:animation-delay="P0D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svg:stroke-linecap="square" draw:fill="none" draw:fill-color="#ffff99" loext:fill-use-slide-background="false" draw:opacity="50%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Arrow" draw:marker-end-width="0.3cm" svg:stroke-linecap="square" draw:fill="none" loext:fill-use-slide-background="fals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loext:fill-use-slide-background="false" draw:textarea-vertical-align="middle" fo:padding-top="0.017cm" fo:padding-bottom="1.017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loext:fill-use-slide-background="false" draw:textarea-vertical-align="middle" fo:padding-top="0.142cm" fo:padding-bottom="0.142cm" fo:padding-left="0.267cm" fo:padding-right="0.267cm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cm" fo:padding-top="0.1cm" fo:padding-bottom="0.1cm" fo:padding-left="0.1cm" fo:padding-right="0.1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cm" fo:padding-top="0.1cm" fo:padding-bottom="0.1cm" fo:padding-left="0.1cm" fo:padding-right="0.1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cm" fo:padding-top="0.1cm" fo:padding-bottom="0.1cm" fo:padding-left="0.1cm" fo:padding-right="0.1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cm" fo:padding-top="0.1cm" fo:padding-bottom="0.1cm" fo:padding-left="0.1cm" fo:padding-right="0.1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cm" fo:padding-top="0.1cm" fo:padding-bottom="0.1cm" fo:padding-left="0.1cm" fo:padding-right="0.1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omyślni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99" draw:opacity="50%"/>
      <style:paragraph-properties fo:text-align="center"/>
      <style:text-properties style:font-name="Latin Modern Roman" fo:font-size="12pt"/>
    </style:style>
    <style:style style:name="P2" style:family="paragraph">
      <loext:graphic-properties draw:fill="none"/>
      <style:paragraph-properties fo:text-align="center"/>
      <style:text-properties style:font-name="Latin Modern Roman" fo:font-size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Latin Modern Roman" fo:font-size="1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12pt" fo:font-style="italic" style:font-style-asian="italic" style:font-style-complex="italic"/>
    </style:style>
    <style:style style:name="T3" style:family="text">
      <style:text-properties style:text-position="-8% 58%" style:font-name="Latin Modern Roman" fo:font-size="12pt"/>
    </style:style>
    <style:style style:name="T4" style:family="text">
      <style:text-properties style:font-name="Latin Modern Roman" fo:font-size="12pt"/>
    </style:style>
    <style:style style:name="T5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text-position="-8% 58%" style:font-name="Latin Modern Roman" fo:font-size="12pt" style:font-size-asian="12pt" style:font-size-complex="12pt"/>
    </style:style>
    <style:style style:name="T7" style:family="text">
      <style:text-properties style:text-position="0% 100%" style:font-name="Latin Modern Roman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text-position="-8% 58%" style:font-name="Latin Modern Roman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g xml:id="id8" draw:id="id8">
          <draw:custom-shape draw:style-name="gr1" draw:text-style-name="P1" draw:layer="layout" svg:width="1cm" svg:height="1cm" svg:x="8.1cm" svg:y="3.3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8.2cm" svg:y1="3.4cm" svg:x2="8.467cm" svg:y2="3.4cm">
              <text:p/>
            </draw:line>
            <draw:line draw:style-name="gr2" draw:text-style-name="P2" draw:layer="layout" svg:x1="8.467cm" svg:y1="3.4cm" svg:x2="8.734cm" svg:y2="4.2cm">
              <text:p/>
            </draw:line>
            <draw:line draw:style-name="gr2" draw:text-style-name="P2" draw:layer="layout" svg:x1="9cm" svg:y1="4.2cm" svg:x2="8.733cm" svg:y2="4.2cm">
              <text:p/>
            </draw:line>
          </draw:g>
        </draw:g>
        <draw:g xml:id="id11" draw:id="id11">
          <draw:custom-shape draw:style-name="gr1" draw:text-style-name="P1" draw:layer="layout" svg:width="1cm" svg:height="1cm" svg:x="12.1cm" svg:y="0.3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13cm" svg:y1="0.4cm" svg:x2="12.733cm" svg:y2="0.4cm">
              <text:p/>
            </draw:line>
            <draw:line draw:style-name="gr2" draw:text-style-name="P2" draw:layer="layout" svg:x1="12.734cm" svg:y1="0.4cm" svg:x2="12.467cm" svg:y2="1.2cm">
              <text:p/>
            </draw:line>
            <draw:line draw:style-name="gr2" draw:text-style-name="P2" draw:layer="layout" svg:x1="12.2cm" svg:y1="1.2cm" svg:x2="12.467cm" svg:y2="1.2cm">
              <text:p/>
            </draw:line>
          </draw:g>
        </draw:g>
        <draw:line draw:style-name="gr3" draw:text-style-name="P4" xml:id="id13" draw:id="id13" draw:layer="layout" svg:x1="13.1cm" svg:y1="0.8cm" svg:x2="15.9cm" svg:y2="0.8cm">
          <text:p text:style-name="P3"><text:span text:style-name="T1"/></text:p>
        </draw:line>
        <draw:g xml:id="id9" draw:id="id9">
          <draw:custom-shape draw:style-name="gr4" draw:text-style-name="P1" draw:layer="layout" svg:width="1cm" svg:height="1cm" draw:transform="rotate (-3.14159265358979) translate (11.1cm 2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10.6cm" svg:y1="2.7cm" svg:x2="10.6cm" svg:y2="1.9cm">
            <text:p/>
          </draw:line>
        </draw:g>
        <draw:line draw:style-name="gr6" draw:text-style-name="P6" draw:layer="layout" svg:x1="0.1cm" svg:y1="0.8cm" svg:x2="10.1cm" svg:y2="0.8cm">
          <text:p text:style-name="P5"><text:span text:style-name="T2"/></text:p>
        </draw:line>
        <draw:g xml:id="id3" draw:id="id3">
          <draw:custom-shape draw:style-name="gr4" draw:text-style-name="P1" draw:layer="layout" svg:width="1cm" svg:height="1cm" draw:transform="rotate (-3.14159265358979) translate (3.1cm 5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2.6cm" svg:y1="5.7cm" svg:x2="2.6cm" svg:y2="4.9cm">
            <text:p/>
          </draw:line>
        </draw:g>
        <draw:g xml:id="id2" draw:id="id2">
          <draw:custom-shape draw:style-name="gr1" draw:text-style-name="P1" draw:layer="layout" svg:width="1cm" svg:height="1cm" svg:x="4.1cm" svg:y="3.3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4.2cm" svg:y1="3.4cm" svg:x2="4.467cm" svg:y2="3.4cm">
              <text:p/>
            </draw:line>
            <draw:line draw:style-name="gr2" draw:text-style-name="P2" draw:layer="layout" svg:x1="4.467cm" svg:y1="3.4cm" svg:x2="4.734cm" svg:y2="4.2cm">
              <text:p/>
            </draw:line>
            <draw:line draw:style-name="gr2" draw:text-style-name="P2" draw:layer="layout" svg:x1="5cm" svg:y1="4.2cm" svg:x2="4.733cm" svg:y2="4.2cm">
              <text:p/>
            </draw:line>
          </draw:g>
        </draw:g>
        <draw:g xml:id="id7" draw:id="id7">
          <draw:custom-shape draw:style-name="gr1" draw:text-style-name="P1" draw:layer="layout" svg:width="1cm" svg:height="1cm" svg:x="8.1cm" svg:y="1.8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9cm" svg:y1="1.9cm" svg:x2="8.733cm" svg:y2="1.9cm">
              <text:p/>
            </draw:line>
            <draw:line draw:style-name="gr2" draw:text-style-name="P2" draw:layer="layout" svg:x1="8.734cm" svg:y1="1.9cm" svg:x2="8.467cm" svg:y2="2.7cm">
              <text:p/>
            </draw:line>
            <draw:line draw:style-name="gr2" draw:text-style-name="P2" draw:layer="layout" svg:x1="8.2cm" svg:y1="2.7cm" svg:x2="8.467cm" svg:y2="2.7cm">
              <text:p/>
            </draw:line>
          </draw:g>
        </draw:g>
        <draw:g xml:id="id1" draw:id="id1">
          <draw:custom-shape draw:style-name="gr4" draw:text-style-name="P1" draw:layer="layout" svg:width="1cm" svg:height="1cm" draw:transform="rotate (-3.14159265358979) translate (3.1cm 4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2.6cm" svg:y1="4.2cm" svg:x2="2.6cm" svg:y2="3.4cm">
            <text:p/>
          </draw:line>
        </draw:g>
        <draw:g xml:id="id6" draw:id="id6">
          <draw:custom-shape draw:style-name="gr4" draw:text-style-name="P1" draw:layer="layout" svg:width="1cm" svg:height="1cm" draw:transform="rotate (-3.14159265358979) translate (7.1cm 2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6.6cm" svg:y1="2.7cm" svg:x2="6.6cm" svg:y2="1.9cm">
            <text:p/>
          </draw:line>
        </draw:g>
        <draw:line draw:style-name="gr6" draw:text-style-name="P6" draw:layer="layout" svg:x1="0.1cm" svg:y1="2.3cm" svg:x2="6.1cm" svg:y2="2.3cm">
          <text:p text:style-name="P5"><text:span text:style-name="T3"/></text:p>
        </draw:line>
        <draw:g xml:id="id12" draw:id="id12">
          <draw:custom-shape draw:style-name="gr1" draw:text-style-name="P1" draw:layer="layout" svg:width="1cm" svg:height="1cm" svg:x="12.1cm" svg:y="1.8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12.2cm" svg:y1="1.9cm" svg:x2="12.467cm" svg:y2="1.9cm">
              <text:p/>
            </draw:line>
            <draw:line draw:style-name="gr2" draw:text-style-name="P2" draw:layer="layout" svg:x1="12.467cm" svg:y1="1.9cm" svg:x2="12.734cm" svg:y2="2.7cm">
              <text:p/>
            </draw:line>
            <draw:line draw:style-name="gr2" draw:text-style-name="P2" draw:layer="layout" svg:x1="13cm" svg:y1="2.7cm" svg:x2="12.733cm" svg:y2="2.7cm">
              <text:p/>
            </draw:line>
          </draw:g>
        </draw:g>
        <draw:g xml:id="id4" draw:id="id4">
          <draw:custom-shape draw:style-name="gr1" draw:text-style-name="P1" draw:layer="layout" svg:width="1cm" svg:height="1cm" svg:x="4.1cm" svg:y="4.8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5cm" svg:y1="4.9cm" svg:x2="4.733cm" svg:y2="4.9cm">
              <text:p/>
            </draw:line>
            <draw:line draw:style-name="gr2" draw:text-style-name="P2" draw:layer="layout" svg:x1="4.734cm" svg:y1="4.9cm" svg:x2="4.467cm" svg:y2="5.7cm">
              <text:p/>
            </draw:line>
            <draw:line draw:style-name="gr2" draw:text-style-name="P2" draw:layer="layout" svg:x1="4.2cm" svg:y1="5.7cm" svg:x2="4.467cm" svg:y2="5.7cm">
              <text:p/>
            </draw:line>
          </draw:g>
        </draw:g>
        <draw:g xml:id="id5" draw:id="id5">
          <draw:custom-shape draw:style-name="gr4" draw:text-style-name="P1" draw:layer="layout" svg:width="1cm" svg:height="1cm" draw:transform="rotate (-3.14159265358979) translate (7.1cm 4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6.6cm" svg:y1="4.2cm" svg:x2="6.6cm" svg:y2="3.4cm">
            <text:p/>
          </draw:line>
        </draw:g>
        <draw:g xml:id="id10" draw:id="id10">
          <draw:custom-shape draw:style-name="gr4" draw:text-style-name="P1" draw:layer="layout" svg:width="1cm" svg:height="1cm" draw:transform="rotate (-3.14159265358979) translate (11.1cm 1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10.6cm" svg:y1="1.2cm" svg:x2="10.6cm" svg:y2="0.4cm">
            <text:p/>
          </draw:line>
        </draw:g>
        <draw:line draw:style-name="gr6" draw:text-style-name="P6" draw:layer="layout" svg:x1="0.1cm" svg:y1="3.8cm" svg:x2="2.1cm" svg:y2="3.8cm">
          <text:p text:style-name="P5"><text:span text:style-name="T4"/></text:p>
        </draw:line>
        <draw:line draw:style-name="gr6" draw:text-style-name="P6" draw:layer="layout" svg:x1="0.1cm" svg:y1="5.279cm" svg:x2="2.1cm" svg:y2="5.279cm">
          <text:p text:style-name="P5"><text:span text:style-name="T1"/></text:p>
        </draw:line>
        <draw:connector draw:style-name="gr7" draw:text-style-name="P2" draw:layer="layout" svg:x1="3.1cm" svg:y1="3.8cm" svg:x2="4.1cm" svg:y2="3.8cm" draw:start-shape="id1" draw:start-glue-point="1" draw:end-shape="id2" draw:end-glue-point="3" svg:d="M3100 3800h1000" svg:viewBox="0 0 1001 1">
          <text:p/>
        </draw:connector>
        <draw:connector draw:style-name="gr7" draw:text-style-name="P2" draw:layer="layout" svg:x1="3.1cm" svg:y1="5.3cm" svg:x2="4.1cm" svg:y2="5.3cm" draw:start-shape="id3" draw:start-glue-point="1" draw:end-shape="id4" draw:end-glue-point="3" svg:d="M3100 5300h1000" svg:viewBox="0 0 1001 1">
          <text:p/>
        </draw:connector>
        <draw:connector draw:style-name="gr7" draw:text-style-name="P2" draw:layer="layout" svg:x1="5.1cm" svg:y1="3.8cm" svg:x2="6.1cm" svg:y2="3.8cm" draw:start-shape="id2" draw:start-glue-point="1" draw:end-shape="id5" draw:end-glue-point="3" svg:d="M5100 3800h1000" svg:viewBox="0 0 1001 1">
          <text:p/>
        </draw:connector>
        <draw:connector draw:style-name="gr7" draw:text-style-name="P2" draw:layer="layout" svg:x1="7.1cm" svg:y1="2.3cm" svg:x2="8.1cm" svg:y2="2.3cm" draw:start-shape="id6" draw:start-glue-point="1" draw:end-shape="id7" draw:end-glue-point="3" svg:d="M7100 2300h1000" svg:viewBox="0 0 1001 1">
          <text:p/>
        </draw:connector>
        <draw:connector draw:style-name="gr7" draw:text-style-name="P2" draw:layer="layout" svg:x1="7.1cm" svg:y1="3.8cm" svg:x2="8.1cm" svg:y2="3.8cm" draw:start-shape="id5" draw:start-glue-point="1" draw:end-shape="id8" draw:end-glue-point="3" svg:d="M7100 3800h1000" svg:viewBox="0 0 1001 1">
          <text:p/>
        </draw:connector>
        <draw:connector draw:style-name="gr7" draw:text-style-name="P2" draw:layer="layout" svg:x1="9.1cm" svg:y1="2.3cm" svg:x2="10.1cm" svg:y2="2.3cm" draw:start-shape="id7" draw:start-glue-point="1" draw:end-shape="id9" draw:end-glue-point="3" svg:d="M9100 2300h1000" svg:viewBox="0 0 1001 1">
          <text:p/>
        </draw:connector>
        <draw:connector draw:style-name="gr7" draw:text-style-name="P2" draw:layer="layout" svg:x1="11.1cm" svg:y1="0.8cm" svg:x2="12.1cm" svg:y2="0.8cm" draw:start-shape="id10" draw:start-glue-point="1" draw:end-shape="id11" draw:end-glue-point="3" svg:d="M11100 800h1000" svg:viewBox="0 0 1001 1">
          <text:p/>
        </draw:connector>
        <draw:connector draw:style-name="gr7" draw:text-style-name="P2" draw:layer="layout" svg:x1="11.1cm" svg:y1="2.3cm" svg:x2="12.1cm" svg:y2="2.3cm" draw:start-shape="id9" draw:start-glue-point="1" draw:end-shape="id12" draw:end-glue-point="3" svg:d="M11100 2300h1000" svg:viewBox="0 0 1001 1">
          <text:p/>
        </draw:connector>
        <draw:connector draw:style-name="gr7" draw:text-style-name="P2" draw:layer="layout" svg:x1="13.1cm" svg:y1="2.3cm" svg:x2="14.5cm" svg:y2="0.8cm" draw:start-shape="id12" draw:start-glue-point="1" draw:end-shape="id13" svg:d="M13100 2300h1400v-1500" svg:viewBox="0 0 1401 1501">
          <text:p/>
        </draw:connector>
        <draw:line draw:style-name="gr7" draw:text-style-name="P2" draw:layer="layout" svg:x1="5.4cm" svg:y1="5.3cm" svg:x2="5.4cm" svg:y2="3.8cm">
          <text:p/>
        </draw:line>
        <draw:line draw:style-name="gr7" draw:text-style-name="P2" draw:layer="layout" svg:x1="9.4cm" svg:y1="3.8cm" svg:x2="9.4cm" svg:y2="2.3cm">
          <text:p/>
        </draw:line>
        <draw:line draw:style-name="gr2" draw:text-style-name="P2" draw:layer="layout" svg:x1="5.4cm" svg:y1="5.3cm" svg:x2="5.1cm" svg:y2="5.3cm">
          <text:p/>
        </draw:line>
        <draw:line draw:style-name="gr2" draw:text-style-name="P2" draw:layer="layout" svg:x1="9.4cm" svg:y1="3.8cm" svg:x2="9.1cm" svg:y2="3.8cm">
          <text:p/>
        </draw:line>
        <draw:frame draw:style-name="gr8" draw:text-style-name="P7" draw:layer="layout" svg:width="0.575cm" svg:height="0.912cm" svg:x="14.601cm" svg:y="-0.1cm">
          <draw:text-box>
            <text:p text:style-name="P3"><text:span text:style-name="T5">S</text:span><text:span text:style-name="T6">0</text:span></text:p>
          </draw:text-box>
        </draw:frame>
        <draw:frame draw:style-name="gr9" draw:text-style-name="P7" draw:layer="layout" svg:width="0.642cm" svg:height="0.912cm" svg:x="0.1cm" svg:y="-0.1cm">
          <draw:text-box>
            <text:p text:style-name="P3"><text:span text:style-name="T7">T</text:span><text:span text:style-name="T8">1</text:span></text:p>
          </draw:text-box>
        </draw:frame>
        <draw:frame draw:style-name="gr10" draw:text-style-name="P7" draw:layer="layout" svg:width="0.642cm" svg:height="0.912cm" svg:x="0.1cm" svg:y="1.4cm">
          <draw:text-box>
            <text:p text:style-name="P3"><text:span text:style-name="T7">T</text:span><text:span text:style-name="T8">2</text:span></text:p>
          </draw:text-box>
        </draw:frame>
        <draw:frame draw:style-name="gr11" draw:text-style-name="P7" draw:layer="layout" svg:width="0.642cm" svg:height="0.912cm" svg:x="0.1cm" svg:y="2.9cm">
          <draw:text-box>
            <text:p text:style-name="P3"><text:span text:style-name="T7">T</text:span><text:span text:style-name="T8">3</text:span></text:p>
          </draw:text-box>
        </draw:frame>
        <draw:frame draw:style-name="gr12" draw:text-style-name="P7" draw:layer="layout" svg:width="0.575cm" svg:height="0.912cm" svg:x="0.16cm" svg:y="4.4cm">
          <draw:text-box>
            <text:p text:style-name="P3"><text:span text:style-name="T7">S</text:span><text:span text:style-name="T8">3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8" draw:layer="layout" svg:width="16.799cm" svg:height="12.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false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5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3.317cm" svg:x="1cm" svg:y="4.614cm"/>
      <draw:page-thumbnail draw:layer="backgroundobjects" svg:width="8.999cm" svg:height="3.317cm" svg:x="1cm" svg:y="13.19cm"/>
      <draw:page-thumbnail draw:layer="backgroundobjects" svg:width="8.999cm" svg:height="3.317cm" svg:x="1cm" svg:y="21.766cm"/>
      <draw:page-thumbnail draw:layer="backgroundobjects" svg:width="8.999cm" svg:height="3.317cm" svg:x="11cm" svg:y="4.614cm"/>
      <draw:page-thumbnail draw:layer="backgroundobjects" svg:width="8.999cm" svg:height="3.317cm" svg:x="11cm" svg:y="13.19cm"/>
      <draw:page-thumbnail draw:layer="backgroundobjects" svg:width="8.999cm" svg:height="3.317cm" svg:x="11cm" svg:y="21.766cm"/>
    </style:handout-master>
    <style:master-page style:name="Domyślnie" style:page-layout-name="PM1" draw:style-name="Mdp1">
      <draw:frame presentation:style-name="Domyślnie-title" draw:layer="backgroundobjects" svg:width="13.499cm" svg:height="1.001cm" svg:x="0.85cm" svg:y="0.339cm" presentation:class="title" presentation:placeholder="true">
        <draw:text-box/>
      </draw:frame>
      <draw:frame presentation:style-name="Domyślnie-outline1" draw:layer="backgroundobjects" svg:width="13.499cm" svg:height="3.478cm" svg:x="0.85cm" svg:y="1.504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18-08-02T17:55:24.668702160</meta:creation-date>
    <dc:date>2022-12-20T19:44:56.359393993</dc:date>
    <dc:creator>Łukasz Dróżdż</dc:creator>
    <meta:editing-duration>PT3H34M51S</meta:editing-duration>
    <meta:editing-cycles>13</meta:editing-cycles>
    <meta:generator>LibreOffice/7.4.3.2$Linux_X86_64 LibreOffice_project/40$Build-2</meta:generator>
    <meta:document-statistic meta:object-count="97"/>
  </office:meta>
</office:document-meta>
</file>